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" style:family="paragraph" style:parent-style-name="Standard">
      <style:text-properties style:use-window-font-color="true" style:font-name="Arial" fo:font-size="14pt" fo:language="pl" fo:country="P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language="pl" fo:country="PL" style:font-name-asian="Courier New" style:font-size-asian="14pt" style:language-asian="zxx" style:country-asian="none" style:font-name-complex="Courier New" style:font-size-complex="14pt" style:language-complex="zxx" style:country-complex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fo:color="#557f5f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fo:color="#000000" fo:language="pl" fo:country="PL" style:language-asian="zxx" style:country-asian="none" style:language-complex="zxx" style:country-complex="none"/>
    </style:style>
    <style:style style:name="T5" style:family="text">
      <style:text-properties fo:color="#0000c0"/>
    </style:style>
    <style:style style:name="T6" style:family="text">
      <style:text-properties fo:color="#0000c0" style:font-name-asian="Courier New" style:font-name-complex="Courier New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8080"/>
    </style:style>
    <style:style style:name="T10" style:family="text">
      <style:text-properties fo:color="#008080" fo:language="pl" fo:country="PL" style:language-asian="zxx" style:country-asian="none" style:language-complex="zxx" style:country-complex="none"/>
    </style:style>
    <style:style style:name="T11" style:family="text">
      <style:text-properties fo:color="#3f7f7f"/>
    </style:style>
    <style:style style:name="T12" style:family="text">
      <style:text-properties fo:color="#3f7f7f" fo:language="pl" fo:country="PL" style:language-asian="zxx" style:country-asian="none" style:language-complex="zxx" style:country-complex="none"/>
    </style:style>
    <style:style style:name="T13" style:family="text">
      <style:text-properties fo:color="#7f007f"/>
    </style:style>
    <style:style style:name="T14" style:family="text">
      <style:text-properties fo:color="#7f007f" fo:language="pl" fo:country="PL" style:language-asian="zxx" style:country-asian="none" style:language-complex="zxx" style:country-complex="none"/>
    </style:style>
    <style:style style:name="T15" style:family="text">
      <style:text-properties fo:color="#2a00ff" fo:font-style="italic" style:font-style-asian="italic" style:font-style-complex="italic"/>
    </style:style>
    <style:style style:name="T16" style:family="text">
      <style:text-properties fo:color="#2a00ff" fo:language="pl" fo:country="PL" fo:font-style="italic" style:language-asian="zxx" style:country-asian="none" style:font-style-asian="italic" style:language-complex="zxx" style:country-complex="none" style:font-style-complex="italic"/>
    </style:style>
    <style:style style:name="T17" style:family="text">
      <style:text-properties fo:color="#896612"/>
    </style:style>
    <style:style style:name="T18" style:family="text">
      <style:text-properties fo:color="#808080"/>
    </style:style>
    <style:style style:name="T19" style:family="text">
      <style:text-properties fo:language="pl" fo:country="PL" style:language-asian="zxx" style:country-asian="none" style:language-complex="zxx" style:country-complex="none"/>
    </style:style>
    <style:style style:name="T20" style:family="text">
      <style:text-properties fo:color="#3f55b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User Session - <text:span text:style-name="T22">Recent viewed products</text:span></text:p>
      <text:p text:style-name="P1"/>
      <text:p text:style-name="P1">Sesja użytkownika służy do przechowywania informacji na temat użytkownika pomiędzy żądaniami.</text:p>
      <text:p text:style-name="P1">W kontrolerze możemy łatwo przechowywać i pobierać informacje w sesji.</text:p>
      <text:p text:style-name="P1"/>
      <text:p text:style-name="P1">// start sesji</text:p>
      <text:p text:style-name="P2">$session = $this-&gt;getRequest()-&gt;getSession();</text:p>
      <text:p text:style-name="P7"><text:s/><text:span text:style-name="T1">// store an attribute for reuse during a later user request</text:span></text:p>
      <text:p text:style-name="P10"><text:span text:style-name="T2">$session-&gt;set(</text:span><text:span text:style-name="T5">'foo'</text:span><text:span text:style-name="T2">, </text:span><text:span text:style-name="T5">'bar'</text:span><text:span text:style-name="T2">);</text:span></text:p>
      <text:p text:style-name="P13">// in another controller for another request</text:p>
      <text:p text:style-name="P11"><text:span text:style-name="T3">$foo = $session-&gt;get(</text:span><text:span text:style-name="T6">'foo'</text:span><text:span text:style-name="T3">);</text:span></text:p>
      <text:p text:style-name="P7"/>
      <text:p text:style-name="P9">1. Przechowywanie w sesji 3 ostatnio ogladanych przez użytkownika ofert:</text:p>
      <text:p text:style-name="P9">//src/Application/ShopBundle/Controller/ProductController.php</text:p>
      <text:p text:style-name="P9"/>
      <text:p text:style-name="P18">&lt;?php</text:p>
      <text:p text:style-name="P12"/>
      <text:p text:style-name="P14">/**</text:p>
      <text:p text:style-name="P14"><text:s/>* Product controller.</text:p>
      <text:p text:style-name="P14"><text:s/>*</text:p>
      <text:p text:style-name="P14"><text:s/>*/</text:p>
      <text:p text:style-name="P12"><text:span text:style-name="T7">class </text:span><text:span text:style-name="T2">ProductController </text:span><text:span text:style-name="T7">extends </text:span><text:span text:style-name="T2">Controller</text:span></text:p>
      <text:p text:style-name="P8">{</text:p>
      <text:p text:style-name="P7"><text:s text:c="3"/>... <text:s/></text:p>
      <text:p text:style-name="P7"><text:s text:c="3"/></text:p>
      <text:p text:style-name="P7"><text:s text:c="4"/><text:span text:style-name="T20">/**</text:span></text:p>
      <text:p text:style-name="P14"><text:s text:c="5"/>* Finds and displays a Product entity.</text:p>
      <text:p text:style-name="P14"><text:s text:c="5"/>*</text:p>
      <text:p text:style-name="P14"><text:s text:c="5"/>*/</text:p>
      <text:p text:style-name="P12"><text:span text:style-name="T2"><text:s text:c="4"/></text:span><text:span text:style-name="T7">public function </text:span><text:span text:style-name="T2">showAction($id)</text:span></text:p>
      <text:p text:style-name="P8"><text:s text:c="4"/>{</text:p>
      <text:p text:style-name="P8"><text:s text:c="8"/>$em = $this-&gt;getDoctrine()-&gt;getManager();</text:p>
      <text:p text:style-name="P12"/>
      <text:p text:style-name="P12"><text:span text:style-name="T2"><text:s text:c="8"/>$entity = $em-&gt;getRepository(</text:span><text:span text:style-name="T5">'ApplicationShopBundle:Product'</text:span><text:span text:style-name="T2">)-&gt;find($id);</text:span></text:p>
      <text:p text:style-name="P12"/>
      <text:p text:style-name="P12"><text:span text:style-name="T2"><text:s text:c="8"/></text:span><text:span text:style-name="T7">if </text:span><text:span text:style-name="T2">(!$entity) {</text:span></text:p>
      <text:p text:style-name="P12"><text:span text:style-name="T2"><text:s text:c="12"/></text:span><text:span text:style-name="T7">throw </text:span><text:span text:style-name="T2">$this-&gt;createNotFoundException(</text:span><text:span text:style-name="T5">'Unable to find Product entity.'</text:span><text:span text:style-name="T2">);</text:span></text:p>
      <text:p text:style-name="P8"><text:s text:c="8"/>}</text:p>
      <text:p text:style-name="P8"><text:s text:c="8"/></text:p>
      <text:p text:style-name="P15"><text:s text:c="8"/>$session = $this-&gt;getRequest()-&gt;getSession();</text:p>
      <text:p text:style-name="P15"><text:s/></text:p>
      <text:p text:style-name="P15"><text:tab/> <text:s text:c="3"/>// fetch products already stored in the job history</text:p>
      <text:p text:style-name="P15"><text:tab/> <text:s text:c="3"/>$products = $session-&gt;get('product_history', <text:span text:style-name="T8">array</text:span>());</text:p>
      <text:p text:style-name="P15"><text:tab/> </text:p>
      <text:p text:style-name="P15"><text:tab/> <text:s text:c="3"/>// store the job as an array so we can put it in the session and avoid entity serialize errors</text:p>
      <text:p text:style-name="P15"><text:tab/> <text:s text:c="3"/>$product = <text:span text:style-name="T8">array</text:span>(</text:p>
      <text:p text:style-name="P15"><text:tab/> <text:s text:c="3"/><text:tab/>'id' =&gt; $entity-&gt;getId(), </text:p>
      <text:p text:style-name="P15"><text:tab/> <text:s text:c="3"/><text:tab/>'title' =&gt;$entity-&gt;getTitle(), </text:p>
      <text:p text:style-name="P15"><text:tab/> <text:s text:c="3"/><text:tab/>'titleslug' =&gt; $entity-&gt;getTitleSlug(), </text:p>
      <text:p text:style-name="P15"><text:tab/> <text:s text:c="3"/>);</text:p>
      <text:p text:style-name="P15"><text:tab/> </text:p>
      <text:p text:style-name="P15"><text:tab/> <text:s text:c="3"/><text:span text:style-name="T8">if </text:span>(!in_array($product, $products)) {</text:p>
      <text:p text:style-name="P15"><text:tab/> <text:s text:c="7"/>// add the current job at the beginning of the array</text:p>
      <text:p text:style-name="P15"><text:tab/> <text:s text:c="7"/>array_unshift($products, $product);</text:p>
      <text:p text:style-name="P15"><text:tab/> </text:p>
      <text:p text:style-name="P15"><text:tab/> <text:s text:c="7"/>// store the new job history back into the session</text:p>
      <text:p text:style-name="P15"><text:tab/> <text:s text:c="7"/>$session-&gt;set('product_history', array_slice($products, 0, 3));</text:p>
      <text:p text:style-name="P15"><text:tab/> <text:s text:c="3"/>}</text:p>
      <text:p text:style-name="P12"/>
      <text:p text:style-name="P8"><text:s text:c="8"/>$deleteForm = $this-&gt;createDeleteForm($id);</text:p>
      <text:p text:style-name="P12"><text:soft-page-break/></text:p>
      <text:p text:style-name="P12"><text:span text:style-name="T2"><text:s text:c="8"/></text:span><text:span text:style-name="T7">return </text:span><text:span text:style-name="T2">$this-&gt;render(</text:span><text:span text:style-name="T5">'ApplicationShopBundle:Product:show.html.twig'</text:span><text:span text:style-name="T2">, </text:span><text:span text:style-name="T7">array</text:span><text:span text:style-name="T2">(</text:span></text:p>
      <text:p text:style-name="P12"><text:span text:style-name="T2"><text:s text:c="12"/></text:span><text:span text:style-name="T5">'entity' <text:s text:c="5"/></text:span><text:span text:style-name="T2">=&gt; $entity,</text:span></text:p>
      <text:p text:style-name="P12"><text:span text:style-name="T2"><text:s text:c="12"/></text:span><text:span text:style-name="T5">'delete_form' </text:span><text:span text:style-name="T2">=&gt; $deleteForm-&gt;createView(),</text:span></text:p>
      <text:p text:style-name="P8"><text:s text:c="8"/>));</text:p>
      <text:p text:style-name="P8"><text:s text:c="4"/>}</text:p>
      <text:p text:style-name="P7"/>
      <text:p text:style-name="P7"><text:s text:c="3"/>...</text:p>
      <text:p text:style-name="P7">}</text:p>
      <text:p text:style-name="P9"/>
      <text:p text:style-name="P9">2. Uaktualnienie template (wyświetlanie trzech ostatnio klikniętych ofert).</text:p>
      <text:p text:style-name="P9">//src/Application/ShopBundle/Resources/views/layout.html.twig</text:p>
      <text:p text:style-name="P17">....</text:p>
      <text:p text:style-name="P7"><text:s text:c="6"/></text:p>
      <text:p text:style-name="P10"><text:span text:style-name="T2"><text:s text:c="8"/></text:span><text:span text:style-name="T17">{%</text:span><text:span text:style-name="T7"> block </text:span><text:span text:style-name="T2">body</text:span><text:span text:style-name="T7"> </text:span><text:span text:style-name="T17">%}{%</text:span><text:span text:style-name="T7"> endblock </text:span><text:span text:style-name="T17">%}</text:span></text:p>
      <text:p text:style-name="P8"><text:s text:c="8"/></text:p>
      <text:p text:style-name="P15"><text:s text:c="8"/>{%<text:span text:style-name="T8"> if </text:span>app.session.get('product_history')<text:span text:style-name="T8"> </text:span>%}</text:p>
      <text:p text:style-name="P15"><text:tab/><text:tab/>&lt;div class=<text:span text:style-name="T21">"container"</text:span>&gt;</text:p>
      <text:p text:style-name="P15"><text:tab/><text:tab/> <text:s text:c="3"/>&lt;div class=<text:span text:style-name="T21">"row"</text:span>&gt;</text:p>
      <text:p text:style-name="P15"><text:tab/><text:tab/> <text:s text:c="3"/><text:tab/>&lt;div class=<text:span text:style-name="T21">"col-md-12"</text:span>&gt;</text:p>
      <text:p text:style-name="P15"><text:tab/><text:tab/><text:tab/> <text:s text:c="3"/><text:tab/>&lt;div class=<text:span text:style-name="T21">"page-header"</text:span>&gt;</text:p>
      <text:p text:style-name="P15"><text:tab/><text:tab/><text:tab/> <text:s text:c="3"/><text:tab/><text:tab/>&lt;h3&gt;Recent viewed products&lt;/h3&gt;</text:p>
      <text:p text:style-name="P15"><text:tab/><text:tab/><text:tab/> <text:s text:c="3"/><text:tab/>&lt;/div&gt;</text:p>
      <text:p text:style-name="P15"><text:tab/><text:tab/> <text:s text:c="3"/><text:tab/>&lt;/div&gt;</text:p>
      <text:p text:style-name="P15"><text:tab/><text:tab/> <text:s text:c="3"/><text:tab/>{%<text:span text:style-name="T8"> for </text:span>product<text:span text:style-name="T8"> in </text:span>app.session.get('product_history')<text:span text:style-name="T8"> </text:span>%} <text:s text:c="2"/></text:p>
      <text:p text:style-name="P15"><text:tab/><text:tab/> <text:s text:c="3"/><text:tab/>&lt;div class=<text:span text:style-name="T21">"col-md-4 text-center"</text:span>&gt;</text:p>
      <text:p text:style-name="P15"><text:tab/><text:tab/> <text:s text:c="3"/><text:tab/><text:tab/>&lt;div class=<text:span text:style-name="T21">"page-header"</text:span>&gt;</text:p>
      <text:p text:style-name="P15"><text:tab/><text:tab/> <text:s text:c="3"/><text:tab/><text:tab/><text:tab/>&lt;h4&gt;&lt;a href="{{<text:span text:style-name="T8"> </text:span>path('application_product_show',<text:span text:style-name="T8"> </text:span>{<text:span text:style-name="T8"> </text:span>'id':<text:span text:style-name="T8"> </text:span>product.id,<text:span text:style-name="T8"> </text:span>'title':<text:span text:style-name="T8"> </text:span>product.titleslug<text:span text:style-name="T8"> </text:span>})<text:span text:style-name="T8"> </text:span>}}"&gt;{{<text:span text:style-name="T8"> </text:span>product.title|raw<text:span text:style-name="T8"> </text:span>}}&lt;/a&gt;&lt;/h4&gt;</text:p>
      <text:p text:style-name="P15"><text:tab/><text:tab/> <text:s text:c="3"/><text:tab/><text:tab/>&lt;/div&gt;</text:p>
      <text:p text:style-name="P15"><text:tab/><text:tab/> <text:s text:c="3"/><text:tab/>&lt;/div&gt;</text:p>
      <text:p text:style-name="P15"><text:tab/><text:tab/> <text:s text:c="3"/><text:tab/>{%<text:span text:style-name="T8"> endfor </text:span>%}</text:p>
      <text:p text:style-name="P15"><text:tab/><text:tab/> <text:s text:c="3"/>&lt;/div&gt;</text:p>
      <text:p text:style-name="P15"><text:tab/><text:tab/>&lt;/div&gt;</text:p>
      <text:p text:style-name="P15"><text:tab/><text:tab/>{%<text:span text:style-name="T8"> endif </text:span>%}</text:p>
      <text:p text:style-name="P17">...</text:p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lash Messages</text:p>
      <text:p text:style-name="P4">W sesji możemy krótko przechowywać informacje dla użytkowników. Mechanizm flash został wykorzystany w Step10 - The Forms4 – Token. Poniżej krótkie przypomnienie:</text:p>
      <text:p text:style-name="P4"/>
      <text:p text:style-name="P4">1. Ustawienie komunikatu w kontrolerze:</text:p>
      <text:p text:style-name="P4"/>
      <text:p text:style-name="P4">//src/Ens/JobeetBundle/Controller/JobController.php</text:p>
      <text:p text:style-name="P4"/>
      <text:p text:style-name="P10"><text:span text:style-name="T2"><text:tab/></text:span><text:span text:style-name="T7">public function </text:span><text:span text:style-name="T2">publishAction(Request $request, $token)</text:span></text:p>
      <text:p text:style-name="P8"><text:tab/>{</text:p>
      <text:p text:style-name="P8">...</text:p>
      <text:p text:style-name="P8"><text:tab/> </text:p>
      <text:p text:style-name="P12"><text:span text:style-name="T2"><text:tab/> <text:s text:c="7"/>$this-&gt;get(</text:span><text:span text:style-name="T5">'session'</text:span><text:span text:style-name="T2">)-&gt;getFlashBag()-&gt;add(</text:span><text:span text:style-name="T5">'notice'</text:span><text:span text:style-name="T2">, </text:span><text:span text:style-name="T5">'Your job is now online for 30 days.'</text:span><text:span text:style-name="T2">);<text:tab/> <text:s text:c="3"/></text:span></text:p>
      <text:p text:style-name="P8"><text:tab/> </text:p>
      <text:p text:style-name="P8">...</text:p>
      <text:p text:style-name="P8"><text:tab/>}</text:p>
      <text:p text:style-name="P17"/>
      <text:p text:style-name="P4">2. Wyświetlanie komunikatu w template:</text:p>
      <text:p text:style-name="P9">//src/Ens/JobeetBundle/Resources/views/layout.html.twig</text:p>
      <text:p text:style-name="P4">…</text:p>
      <text:p text:style-name="P6"><text:span text:style-name="T4"><text:s text:c="6"/></text:span><text:span text:style-name="T10">&lt;</text:span><text:span text:style-name="T12">div</text:span><text:span text:style-name="T19"> </text:span><text:span text:style-name="T14">id</text:span><text:span text:style-name="T4">=</text:span><text:span text:style-name="T16">"content"</text:span><text:span text:style-name="T10">&gt;</text:span></text:p>
      <text:p text:style-name="P12"><text:span text:style-name="T2"><text:s text:c="8"/></text:span><text:span text:style-name="T17">{%</text:span><text:span text:style-name="T7"> if </text:span><text:span text:style-name="T2">app</text:span><text:span text:style-name="T18">.</text:span><text:span text:style-name="T2">session</text:span><text:span text:style-name="T18">.</text:span><text:span text:style-name="T2">hasFlash</text:span><text:span text:style-name="T18">(</text:span><text:span text:style-name="T5">'notice'</text:span><text:span text:style-name="T18">)</text:span><text:span text:style-name="T7"> </text:span><text:span text:style-name="T17">%}</text:span></text:p>
      <text:p text:style-name="P12"><text:span text:style-name="T2"><text:s text:c="10"/></text:span><text:span text:style-name="T9">&lt;</text:span><text:span text:style-name="T11">div</text:span> <text:span text:style-name="T13">class</text:span><text:span text:style-name="T2">=</text:span><text:span text:style-name="T15">"flash_notice"</text:span><text:span text:style-name="T9">&gt;</text:span></text:p>
      <text:p text:style-name="P12"><text:span text:style-name="T2"><text:s text:c="12"/></text:span><text:span text:style-name="T17">{{</text:span><text:span text:style-name="T7"> </text:span><text:span text:style-name="T2">app</text:span><text:span text:style-name="T18">.</text:span><text:span text:style-name="T2">session</text:span><text:span text:style-name="T18">.</text:span><text:span text:style-name="T2">flash</text:span><text:span text:style-name="T18">(</text:span><text:span text:style-name="T5">'notice'</text:span><text:span text:style-name="T18">)</text:span><text:span text:style-name="T7"> </text:span><text:span text:style-name="T17">}}</text:span></text:p>
      <text:p text:style-name="P12"><text:span text:style-name="T2"><text:s text:c="10"/></text:span><text:span text:style-name="T9">&lt;/</text:span><text:span text:style-name="T11">div</text:span><text:span text:style-name="T9">&gt;</text:span></text:p>
      <text:p text:style-name="P12"><text:span text:style-name="T2"><text:s text:c="8"/></text:span><text:span text:style-name="T17">{%</text:span><text:span text:style-name="T7"> endif </text:span><text:span text:style-name="T17">%}</text:span></text:p>
      <text:p text:style-name="P4">…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art</text:p>
      <text:p text:style-name="P4">Dodawanie produktów do koszyka:</text:p>
      <text:p text:style-name="P4"/>
      <text:p text:style-name="P4">1. Dodanie nowego routingu:</text:p>
      <text:p text:style-name="P19">shop\src\Application\ShopBundle\Resources\config\routing\product.yml </text:p>
      <text:p text:style-name="P4">...</text:p>
      <text:p text:style-name="P16">application_product_add-cart:</text:p>
      <text:p text:style-name="P16"><text:s text:c="4"/>path: <text:s text:c="4"/>/{id}/add-cart</text:p>
      <text:p text:style-name="P16"><text:s text:c="4"/>defaults: { _controller: "ApplicationShopBundle:Product:addCart" }</text:p>
      <text:p text:style-name="P4"/>
      <text:p text:style-name="P4">2. Dodanie metody w kontrolerze:</text:p>
      <text:p text:style-name="P19">shop\src\Application\ShopBundle\Controller\ProductController.php</text:p>
      <text:p text:style-name="P19">...</text:p>
      <text:p text:style-name="P20"><text:s text:c="4"/>public function addCartAction(Request $request, $id)</text:p>
      <text:p text:style-name="P20"><text:s text:c="4"/>{</text:p>
      <text:p text:style-name="P20"><text:s text:c="8"/>$em = $this-&gt;getDoctrine()-&gt;getManager();</text:p>
      <text:p text:style-name="P20"/>
      <text:p text:style-name="P20"><text:s text:c="8"/>$entity = $em-&gt;getRepository('ApplicationShopBundle:Product')-&gt;find($id);</text:p>
      <text:p text:style-name="P20"/>
      <text:p text:style-name="P20"><text:s text:c="8"/>if (!$entity) {</text:p>
      <text:p text:style-name="P20"><text:s text:c="12"/>throw $this-&gt;createNotFoundException('Unable to find Product entity.');</text:p>
      <text:p text:style-name="P20"><text:s text:c="8"/>}</text:p>
      <text:p text:style-name="P20"><text:s text:c="8"/></text:p>
      <text:p text:style-name="P20"><text:s text:c="8"/>$session = $this-&gt;getRequest()-&gt;getSession();</text:p>
      <text:p text:style-name="P20"><text:tab/>$products = $session-&gt;get('product_cart', array());</text:p>
      <text:p text:style-name="P20"><text:tab/> </text:p>
      <text:p text:style-name="P20"/>
      <text:p text:style-name="P20"><text:s text:c="8"/>$product = array(</text:p>
      <text:p text:style-name="P20"><text:s text:c="12"/>'id' =&gt; $entity-&gt;getId(), </text:p>
      <text:p text:style-name="P20"><text:s text:c="12"/>'title' =&gt; $entity-&gt;getTitle(), </text:p>
      <text:p text:style-name="P20"><text:s text:c="12"/>'titleslug' =&gt; $entity-&gt;getTitleSlug(),</text:p>
      <text:p text:style-name="P20"><text:s text:c="12"/>'price' =&gt; $entity-&gt;getPrice(),</text:p>
      <text:p text:style-name="P20"><text:s text:c="8"/>);</text:p>
      <text:p text:style-name="P20"><text:tab/> </text:p>
      <text:p text:style-name="P20"><text:tab/>if (!in_array($product, $products)) {</text:p>
      <text:p text:style-name="P20"><text:s text:c="12"/>// add the current job at the beginning of the array</text:p>
      <text:p text:style-name="P20"><text:s text:c="12"/>array_unshift($products, $product);</text:p>
      <text:p text:style-name="P20"/>
      <text:p text:style-name="P20"><text:s text:c="12"/>// store the new job history back into the session</text:p>
      <text:p text:style-name="P20"><text:s text:c="12"/>$session-&gt;set('product_cart', array_slice($products, 0, 3));</text:p>
      <text:p text:style-name="P20"><text:tab/>}</text:p>
      <text:p text:style-name="P20"><text:s text:c="8"/></text:p>
      <text:p text:style-name="P20"><text:s text:c="8"/>return $this-&gt;redirect($this-&gt;generateUrl('application_order_cart'));</text:p>
      <text:p text:style-name="P20"><text:s text:c="4"/>}</text:p>
      <text:p text:style-name="P19"/>
      <text:p text:style-name="P4"><text:soft-page-break/>3. Dodanie przycisku w templatce:</text:p>
      <text:p text:style-name="P19">shop\src\Application\ShopBundle\Resources\views\Product\show.html.twig</text:p>
      <text:p text:style-name="P19"><text:tab/> <text:s text:c="3"/><text:tab/>&lt;p&gt;</text:p>
      <text:p text:style-name="P20"><text:s text:c="20"/>&lt;a class="btn btn-primary" href="{{ path('application_product_add-cart', { 'id': entity.id }) }}" role="button"&gt;&lt;i class="fa fa-cart-plus"&gt;&lt;/i&gt; Add to cart&lt;/a&gt;</text:p>
      <text:p text:style-name="P19"><text:s text:c="20"/>&lt;a class="btn btn-default" href="{{ path('application_product') }}" role="button"&gt;Back to the list&lt;/a&gt;</text:p>
      <text:p text:style-name="P19"><text:s text:c="16"/>&lt;/p&gt;</text:p>
      <text:p text:style-name="P19">4.</text:p>
      <text:p text:style-name="P19">C:\sf2-git-tutorials\shop\src\Application\ShopBundle\Resources\views\Order\cart.html.twig </text:p>
      <text:p text:style-name="P19"/>
      <text:p text:style-name="P19"/>
      <text:p text:style-name="P19">{% extends 'ApplicationShopBundle::layout.html.twig' %}</text:p>
      <text:p text:style-name="P19"/>
      <text:p text:style-name="P19">{% block title %}Cart{% endblock %}</text:p>
      <text:p text:style-name="P19">{% block stylesheets %}{% endblock %}</text:p>
      <text:p text:style-name="P19">{% block javascripts %}{% endblock %}</text:p>
      <text:p text:style-name="P19"/>
      <text:p text:style-name="P19">{% block body %}</text:p>
      <text:p text:style-name="P19"><text:s text:c="16"/></text:p>
      <text:p text:style-name="P19">{% if app.session.get('product_history') %}</text:p>
      <text:p text:style-name="P19">&lt;div class="container"&gt;</text:p>
      <text:p text:style-name="P19"><text:s text:c="4"/></text:p>
      <text:p text:style-name="P19"><text:s text:c="4"/>&lt;div class="row"&gt;</text:p>
      <text:p text:style-name="P19"><text:s text:c="8"/>&lt;div class="col-md-12"&gt;</text:p>
      <text:p text:style-name="P19"><text:s text:c="12"/>&lt;div class="page-header"&gt;</text:p>
      <text:p text:style-name="P19"><text:s text:c="16"/>&lt;h3&gt;Cart contents&lt;/h3&gt;</text:p>
      <text:p text:style-name="P19"><text:s text:c="12"/>&lt;/div&gt;</text:p>
      <text:p text:style-name="P19"><text:s text:c="8"/>&lt;/div&gt;</text:p>
      <text:p text:style-name="P19"><text:s text:c="4"/>&lt;/div&gt;</text:p>
      <text:p text:style-name="P19"/>
      <text:p text:style-name="P19"><text:s text:c="4"/>&lt;div class="row"&gt;</text:p>
      <text:p text:style-name="P19"><text:s text:c="8"/>&lt;div class="col-md-12"&gt;</text:p>
      <text:p text:style-name="P19"><text:s text:c="12"/>&lt;div class="table-responsive"&gt;</text:p>
      <text:p text:style-name="P19"><text:tab/> <text:s text:c="3"/><text:tab/>&lt;table class="table table-striped table-hover"&gt;</text:p>
      <text:p text:style-name="P19"><text:s text:c="20"/>&lt;thead&gt;</text:p>
      <text:p text:style-name="P19"><text:s text:c="24"/>&lt;tr&gt;</text:p>
      <text:p text:style-name="P19"><text:s text:c="28"/>&lt;th&gt;Product&lt;/th&gt;</text:p>
      <text:p text:style-name="P19"><text:s text:c="28"/>&lt;th&gt;Quantity&lt;/th&gt;</text:p>
      <text:p text:style-name="P19"><text:s text:c="28"/>&lt;th&gt;Price&lt;/th&gt;</text:p>
      <text:p text:style-name="P19"><text:s text:c="28"/>&lt;th&gt;Subtotal&lt;/th&gt;</text:p>
      <text:p text:style-name="P19"><text:s text:c="28"/>&lt;th&gt;&lt;/th&gt;</text:p>
      <text:p text:style-name="P19"><text:soft-page-break/><text:tab/> <text:s text:c="3"/><text:tab/><text:tab/>&lt;/tr&gt;</text:p>
      <text:p text:style-name="P19"><text:s text:c="20"/>&lt;/thead&gt;</text:p>
      <text:p text:style-name="P19"><text:s text:c="20"/>&lt;tbody&gt;</text:p>
      <text:p text:style-name="P19"><text:s text:c="20"/>{% for product in app.session.get('product_cart') %}</text:p>
      <text:p text:style-name="P19"><text:s text:c="20"/>&lt;tr&gt;</text:p>
      <text:p text:style-name="P19"><text:s text:c="24"/>&lt;td&gt;&lt;a href="{{ path('application_product_show', { 'id': product.id, 'title': product.titleslug }) }}"&gt;{{ product.title|raw }}&lt;/a&gt;&lt;/td&gt;</text:p>
      <text:p text:style-name="P19"><text:s text:c="24"/>&lt;td&gt;&lt;/td&gt;</text:p>
      <text:p text:style-name="P19"><text:s text:c="24"/>&lt;td&gt;{{ product.price }}&lt;/td&gt;</text:p>
      <text:p text:style-name="P19"><text:s text:c="24"/>&lt;td&gt;&lt;/td&gt;</text:p>
      <text:p text:style-name="P19"><text:s text:c="24"/>&lt;td class="text-right"&gt;&lt;a class="btn btn-default btn-sm" href=""&gt;Remove&lt;/a&gt;&lt;/td&gt;</text:p>
      <text:p text:style-name="P19"><text:s text:c="20"/>&lt;/tr&gt;</text:p>
      <text:p text:style-name="P19"><text:s text:c="20"/>{% endfor %}</text:p>
      <text:p text:style-name="P19"><text:s text:c="20"/>&lt;/tbody&gt;</text:p>
      <text:p text:style-name="P19"><text:s text:c="20"/>&lt;tfoot&gt;</text:p>
      <text:p text:style-name="P19"><text:s text:c="24"/>&lt;tr class="success"&gt;</text:p>
      <text:p text:style-name="P19"><text:s text:c="28"/>&lt;th colspan="3"&gt;Subtotal&lt;/th&gt;</text:p>
      <text:p text:style-name="P19"><text:s text:c="28"/>&lt;th colspan="2"&gt;xxx&lt;/th&gt;</text:p>
      <text:p text:style-name="P19"><text:tab/> <text:s text:c="3"/><text:tab/><text:tab/>&lt;/tr&gt;</text:p>
      <text:p text:style-name="P19"><text:s text:c="20"/>&lt;/tfoot&gt;</text:p>
      <text:p text:style-name="P19"><text:s text:c="16"/>&lt;/table&gt;</text:p>
      <text:p text:style-name="P19"><text:s text:c="12"/>&lt;/div&gt;</text:p>
      <text:p text:style-name="P19"><text:s text:c="8"/>&lt;/div&gt;</text:p>
      <text:p text:style-name="P19"><text:s text:c="4"/>&lt;/div&gt;</text:p>
      <text:p text:style-name="P19"/>
      <text:p text:style-name="P19"><text:s text:c="4"/>&lt;div class="row"&gt;</text:p>
      <text:p text:style-name="P19"><text:s text:c="4"/><text:tab/>&lt;div class="col-md-6"&gt;</text:p>
      <text:p text:style-name="P19"><text:s text:c="12"/>&lt;a class="btn btn-default" href="{{ path('application_product') }}"&gt;Continue Shopping&lt;/a&gt;</text:p>
      <text:p text:style-name="P19"><text:s text:c="12"/>&lt;a class="btn btn-default" href="#"&gt;Update basket&lt;/a&gt;</text:p>
      <text:p text:style-name="P19"><text:s text:c="4"/><text:tab/>&lt;/div&gt;</text:p>
      <text:p text:style-name="P19"><text:s text:c="4"/><text:tab/>&lt;div class="col-md-6 text-right"&gt;</text:p>
      <text:p text:style-name="P19"><text:s text:c="12"/>&lt;a class="btn btn-primary" href="#"&gt;Proceed to Checkout&lt;/a&gt;</text:p>
      <text:p text:style-name="P19"><text:s text:c="4"/><text:tab/>&lt;/div&gt;</text:p>
      <text:p text:style-name="P19"><text:s text:c="4"/>&lt;/div&gt;</text:p>
      <text:p text:style-name="P19"/>
      <text:p text:style-name="P19">&lt;/div&gt;</text:p>
      <text:p text:style-name="P19">{% else %}</text:p>
      <text:p text:style-name="P19">&lt;div class="container"&gt;</text:p>
      <text:p text:style-name="P19"><text:s text:c="4"/>&lt;div class="row"&gt;</text:p>
      <text:p text:style-name="P19"><text:s text:c="8"/>&lt;div class="col-md-12 text-center"&gt;</text:p>
      <text:p text:style-name="P19"><text:s text:c="12"/>&lt;h1&gt;You have no items in your shopping cart.&lt;/h1&gt;</text:p>
      <text:p text:style-name="P19"><text:s text:c="12"/>&lt;a class="btn btn-lg btn-default" href="{{ path('application_product') }}"&gt;Click here to continue <text:soft-page-break/>shopping&lt;/a&gt;</text:p>
      <text:p text:style-name="P19"><text:s text:c="8"/>&lt;/div&gt;</text:p>
      <text:p text:style-name="P19"><text:s text:c="4"/>&lt;/div&gt;</text:p>
      <text:p text:style-name="P19">&lt;/div&gt;</text:p>
      <text:p text:style-name="P19">{% endif %}</text:p>
      <text:p text:style-name="P19"><text:s text:c="8"/></text:p>
      <text:p text:style-name="P19">{% endblock %}</text:p>
      <text:p text:style-name="P19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2M34S</meta:editing-duration>
    <meta:editing-cycles>19</meta:editing-cycles>
    <meta:generator>OpenOffice.org/3.3$Win32 OpenOffice.org_project/330m20$Build-9567</meta:generator>
    <dc:date>2015-10-20T17:15:07.13</dc:date>
    <dc:creator>szymon idczak</dc:creator>
    <meta:document-statistic meta:table-count="0" meta:image-count="0" meta:object-count="0" meta:page-count="7" meta:paragraph-count="224" meta:word-count="665" meta:character-count="7823"/>
    <meta:user-defined meta:name="Info 1"/>
    <meta:user-defined meta:name="Info 2"/>
    <meta:user-defined meta:name="Info 3"/>
    <meta:user-defined meta:name="Info 4"/>
  </office:meta>
</office:document-meta>
</file>